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0.5pt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style:font-size-asian="11pt" style:font-size-complex="11pt"/>
    </style:style>
    <style:style style:name="P5" style:family="paragraph" style:parent-style-name="Text_20_body">
      <style:paragraph-properties fo:margin-left="4.001cm" fo:margin-right="0cm" fo:text-align="justify" style:justify-single-word="false" fo:text-indent="0cm" style:auto-text-indent="false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font-size="10pt" fo:font-style="normal" fo:font-weight="normal"/>
    </style:style>
    <style:style style:name="T3" style:family="text">
      <style:text-properties fo:font-variant="normal" fo:text-transform="none" style:font-name="Times New Roman2" fo:font-size="10pt" fo:font-style="normal" fo:font-weight="normal"/>
    </style:style>
    <style:style style:name="T4" style:family="text">
      <style:text-properties fo:font-variant="normal" fo:text-transform="none" style:font-name="Times New Roman2" fo:font-style="normal" fo:font-weight="normal"/>
    </style:style>
    <style:style style:name="T5" style:family="text"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T6" style:family="text">
      <style:text-properties fo:font-size="11pt" fo:font-style="normal" fo:font-weight="normal"/>
    </style:style>
    <style:style style:name="T7" style:family="text">
      <style:text-properties style:font-name="Times New Roman" fo:font-size="11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Vistos etc.</text:p>
      <text:p text:style-name="P3">Requereu o apenado retificação da GEP parar fazer constar como data base para progressão de regime para o aberto a data de 20.07.2021, no lugar de 02.03.2022 como consta na GEP (evento 173).</text:p>
      <text:p text:style-name="P3">Instado a se manifestar, o Ministério Público opinou pelo indeferimento do pedido.</text:p>
      <text:p text:style-name="P3">Relatados.</text:p>
      <text:p text:style-name="P3">Inicialmente, verifico que a remição da pena foi deferida e lançada na GEP após a concessão da progressão de regime para o semiaberto (evento 121 e 138).</text:p>
      <text:p text:style-name="P3">Contudo, a remição da pena é referente ao ENEM 2020, data anterior a progressão de regime, que ocorreu em 03.03.2022, e deveria ter sido usada para progressão de regime para o semiaberto.</text:p>
      <text:p text:style-name="P3">Lembro aqui que conforme entendimento do Supremo Tribunal Federal, a data-base para a progressão do regime semiaberto para o aberto deve ser aquela em que o apenado atingiu o requisito objetivo para a progressão anterior, verbis: </text:p>
      <text:p text:style-name="P5"><text:span text:style-name="T5">Habeas Corpus. 2. Execução Penal. Progressão de regime. Data-base. 3. (...) 4.</text:span><text:span text:style-name="Strong_20_Emphasis"><text:span text:style-name="T5"> Na execução da pena, o marco para a progressão de regime será a data em que o apenado preencher os requisitos legais (art. 112, LEP), e não a do início do cumprimento da reprimenda no regime anterior. </text:span></text:span><text:span text:style-name="T5">5. A decisão que defere a progressão de regime tem natureza declaratória, e não constitutiva. 6. Deve ser aplicada a mesma lógica utilizada para a regressão de regime em faltas graves (art. 118, LEP), em que a data-base é a da prática do fato, e não da decisão posterior que reconhece a falta. 7. Constrangimento ilegal reconhecido, ordem concedida. (HC 115254, Rel: Min. GILMAR MENDES, Segunda Turma, julgado em 15/12/2015).</text:span></text:p>
      <text:p text:style-name="P3">Assim, em simples cálculo aritmético, o apenado deveria cumprir 2/5 de 7 anos e 1/6 de 1 ano, ou seja,  2 anos, 9 meses e 18 dias do crime hediondo + 2 meses dos crimes comuns, o que resulta em  2 anos 11 meses e 18 dias. </text:p>
      <text:p text:style-name="P3">Considerando a data base como 24.10.2018, tem-se como data para progressão de regime 11.10.2021.</text:p>
      <text:p text:style-name="P4"> <text:span text:style-name="T1">Aplicando-se a remição de 80 dias, se alcança a data de 23.07.2021 como data correta para progressão de regime concedida no evento 121.</text:span></text:p>
      <text:p text:style-name="P3">Ante o exposto, defiro o pedido da Defesa determinando a alteração da data base para a progressão de regime para 23.07.2021.</text:p>
      <text:p text:style-name="P3">PR.I. Atualize-se a GEP. Ciência ao MP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Times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2T12:45:33.668000000</meta:creation-date>
    <dc:date>2022-07-22T13:32:04.312000000</dc:date>
    <meta:editing-duration>PT26M9S</meta:editing-duration>
    <meta:editing-cycles>1</meta:editing-cycles>
    <meta:document-statistic meta:table-count="0" meta:image-count="0" meta:object-count="0" meta:page-count="1" meta:paragraph-count="13" meta:word-count="374" meta:character-count="2185" meta:non-whitespace-character-count="1819"/>
    <meta:generator>LibreOffice/5.3.1.2$Windows_X86_64 LibreOffice_project/e80a0e0fd1875e1696614d24c32df0f95f03deb2</meta:generator>
  </office:meta>
</office:document-meta>
</file>